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reate database salary;</text:p>
      <text:p text:style-name="Normal">use salary;</text:p>
      <text:p text:style-name="Normal">create table Managers (ManagerID INT PrimaRY kEY,</text:p>
      <text:p text:style-name="Normal"><text:s/>First_name varchar(50) not null,</text:p>
      <text:p text:style-name="Normal"><text:s/>Last_Name varchar(50) not null,</text:p>
      <text:p text:style-name="Normal"><text:s/>dob <text:s/>date,</text:p>
      <text:p text:style-name="Normal"><text:s/>age int not null,</text:p>
      <text:p text:style-name="Normal"><text:s/>Gender Varchar(50) not null,</text:p>
      <text:p text:style-name="Normal"><text:s/>Department varchar(50),</text:p>
      <text:p text:style-name="Normal">Salary <text:s/>int not null);</text:p>
      <text:p text:style-name="Normal">insert into Managers(ManagerID,First_name,Last_name,Dob,Age,Gender,department,salary)</text:p>
      <text:p text:style-name="Normal">values</text:p>
      <text:p text:style-name="Normal">(1,"john","Lewis",'1993-06-18',31,"male","IT",34000),</text:p>
      <text:p text:style-name="Normal">(2,"Krishna","Roy",'1992-12-11',32,"male","Accounts",44000),</text:p>
      <text:p text:style-name="Normal">(3,"Anita","Thomas",'1991-09-13',33,"Female","Stock",50000),</text:p>
      <text:p text:style-name="Normal">(4,"Ibrahim","Shabir",'1987-08-21',37,"male","operations",41000),</text:p>
      <text:p text:style-name="Normal">(5,"Muhammad","Hijab",'1978-12-02',46,"male","HR",30000),</text:p>
      <text:p text:style-name="Normal">(6,"Abdul","Salam",'1963-02-22',61,"male","Quality",22000),</text:p>
      <text:p text:style-name="Normal">(7,"Arif","Hussain",'1973-01-09',53,"male","Customer service",35000),</text:p>
      <text:p text:style-name="Normal">(8,"Anjana","Krishna",'1989-11-08',35,"Female","Procurement",27000),</text:p>
      <text:p text:style-name="Normal">(9,"Fathima","Shameer",'1995-07-28',29,"Female","Administration",18000),</text:p>
      <text:p text:style-name="Normal">(10,"Sanjay","Madhavan",'1985-08-31',39,"male","IT",68000),</text:p>
      <text:p text:style-name="Normal">(11,"Arunima","Sajan",'1977-11-19',47,"Female","HR",29000);</text:p>
      <text:p text:style-name="Normal">select first_name,last_name,dob from managers</text:p>
      <text:p text:style-name="Normal">where ManagerID = 1;</text:p>
      <text:p text:style-name="Normal">select salary from managers;</text:p>
      <text:p text:style-name="Normal">select * from managers</text:p>
      <text:p text:style-name="Normal">where "aaliya" not in (first_name);</text:p>
      <text:p text:style-name="Normal">select * from managers</text:p>
      <text:p text:style-name="Normal">where <text:s/>department = "IT" and salary &gt;= 25000;</text:p>
      <text:p text:style-name="Normal">select * from managers</text:p>
      <text:soft-page-break/>
      <text:p text:style-name="Normal">where salary between 10000 and 35000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nnimaya Ajith</meta:initial-creator>
    <dc:creator>Unnimaya Ajith</dc:creator>
    <meta:creation-date>2025-02-18T20:45:00Z</meta:creation-date>
    <dc:date>2025-02-18T20:45:00Z</dc:date>
    <meta:template xlink:href="Normal" xlink:type="simple"/>
    <meta:editing-cycles>2</meta:editing-cycles>
    <meta:editing-duration>PT60S</meta:editing-duration>
    <meta:document-statistic meta:page-count="2" meta:paragraph-count="2" meta:word-count="198" meta:character-count="1330" meta:row-count="9" meta:non-whitespace-character-count="1134"/>
  </office:meta>
</office:document-meta>
</file>